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1">
      <style:text-properties fo:font-size="11pt" fo:language="nb" fo:country="NO" style:font-size-asian="11pt" style:font-size-complex="11pt"/>
    </style:style>
    <style:style style:name="P2" style:family="paragraph" style:parent-style-name="Heading_20_1">
      <style:paragraph-properties fo:margin-top="0.423cm" fo:margin-bottom="0.212cm" fo:keep-with-next="always"/>
      <style:text-properties style:font-name="Nimbus Sans L" fo:font-size="16pt" fo:language="nb" fo:country="NO" style:font-name-asian="Andale Sans UI" style:font-size-asian="16pt" style:font-name-complex="Lucidasans" style:font-size-complex="16pt"/>
    </style:style>
    <style:style style:name="P3" style:family="paragraph" style:parent-style-name="Standard">
      <style:text-properties fo:font-size="12pt" fo:language="nb" fo:country="NO" style:font-size-asian="12pt" style:font-size-complex="12pt"/>
    </style:style>
    <style:style style:name="P4" style:family="paragraph" style:parent-style-name="Text_20_body">
      <style:text-properties fo:language="nb" fo:country="NO"/>
    </style:style>
    <style:style style:name="P5" style:family="paragraph" style:parent-style-name="Text_20_body" style:list-style-name="WW8Num48">
      <style:text-properties fo:language="nb" fo:country="NO"/>
    </style:style>
    <style:style style:name="P6" style:family="paragraph" style:parent-style-name="Text_20_body" style:list-style-name="WW8Num12">
      <style:text-properties fo:language="nb" fo:country="NO"/>
    </style:style>
    <style:style style:name="P7" style:family="paragraph" style:parent-style-name="Text_20_body">
      <style:text-properties fo:font-size="12pt" fo:language="nb" fo:country="NO" style:font-size-asian="12pt" style:font-size-complex="12pt"/>
    </style:style>
    <style:style style:name="P8" style:family="paragraph" style:parent-style-name="Text_20_body" style:list-style-name="WW8Num12">
      <style:text-properties fo:font-size="12pt" fo:language="nb" fo:country="NO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nb" fo:country="NO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language="nb" fo:country="NO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Zeichenformat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Zeichenformat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Zeichenformat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Zeichenformat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Zeichenformat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Zeichenformat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Zeichenformat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Zeichenformat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Zeichenformat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Zeichenformat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Behandle</text:span> <text:span text:style-name="T3">melding</text:span></text:h>
      <text:p text:style-name="P3">Filtrer meldinger i visningsvinduet på gruppe eller person. Åpne aktuell melding for behandling. Dette gjøres enten ved å klikke på ID nummer eller høyreklikke og velge «Vis» for aktuell melding.</text:p>
      <text:p text:style-name="P7">Person med tildelte rettigheter kan åpne en melding og gjøre sine endringer eller gi sine kommentarer. Dette vil logges i historikken. Følgende felt er åpne for redigering;</text:p>
      <text:list xml:id="list34192952" text:style-name="WW8Num12">
        <text:list-item>
          <text:p text:style-name="P8">Emne, hva som er tittel på meldingen</text:p>
        </text:list-item>
        <text:list-item>
          <text:p text:style-name="P8">Tildelt gruppe</text:p>
        </text:list-item>
        <text:list-item>
          <text:p text:style-name="P8">Tildelt person</text:p>
        </text:list-item>
        <text:list-item>
          <text:p text:style-name="P8">Prioritet; tallverdi kan endres</text:p>
        </text:list-item>
        <text:list-item>
          <text:p text:style-name="P8">Status; status endres av bemyndiget saksbehandler etter hvert som behandlingen av meldingen skrider frem</text:p>
        </text:list-item>
        <text:list-item>
          <text:p text:style-name="P8">Kategori; noe som var innmeldt som en skade, kan for eksempel endres til reklamasjon eller forsikringsskade</text:p>
        </text:list-item>
        <text:list-item>
          <text:p text:style-name="P8">Ferdig dato; leietaker kan ha ønske om en ferdigstillelsesdato, men dersom denne ikke er realistisk kan forvalter/eier endre denne (person som initierte meldingen kan se endringer)</text:p>
        </text:list-item>
        <text:list-item>
          <text:p text:style-name="P8">Saksbehandler kan legge til ny kommentar før lagring</text:p>
        </text:list-item>
      </text:list>
      <text:p text:style-name="P7"/>
      <text:p text:style-name="P7">Når eventuelle endringer er utført lukkes vinduet ved å klikke «Lagre». Alle registreringer/endringer lagres i historikken. Dersom endringer ikke skal lagres, klikk «Avslutt».</text:p>
      <text:p text:style-name="P7"/>
      <text:h text:style-name="P2" text:outline-level="1">Fra melding kan det opprettes</text:h>
      <text:list xml:id="list34345440" text:continue-numbering="true" text:style-name="WW8Num12">
        <text:list-item>
          <text:p text:style-name="P6"><text:span text:style-name="T5">et be</text:span>hov i påvente av medtak i en eller annen plan/prosjekt – Klikk «Registrer behov»</text:p>
        </text:list-item>
        <text:list-item>
          <text:p text:style-name="P8">en direkte bestilling. Meldingen knyttes enten til et nytt prosjekt – klikk «Registrer nytt prosjekt», eller til et eksisterende prosjekt – klikk «Legg til eksisterende prosjekt». 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8">
      <text:list-level-style-bullet text:level="1" text:style-name="WW8Num48z0" style:num-suffix="." text:bullet-char="">
        <style:list-level-properties text:space-before="0.953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2.223cm" text:min-label-width="0.635cm"/>
        <style:text-properties style:font-name="Courier New1"/>
      </text:list-level-style-bullet>
      <text:list-level-style-bullet text:level="3" text:style-name="WW8Num48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6.033cm" text:min-label-width="0.635cm"/>
        <style:text-properties style:font-name="Courier New1"/>
      </text:list-level-style-bullet>
      <text:list-level-style-bullet text:level="6" text:style-name="WW8Num48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843cm" text:min-label-width="0.635cm"/>
        <style:text-properties style:font-name="Courier New1"/>
      </text:list-level-style-bullet>
      <text:list-level-style-bullet text:level="9" text:style-name="WW8Num48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Knut Vidar Olsen</meta:initial-creator>
    <meta:creation-date>2007-12-03T14:51:39</meta:creation-date>
    <dc:date>2009-08-07T14:23:05.78</dc:date>
    <meta:editing-cycles>14</meta:editing-cycles>
    <meta:editing-duration>PT03H35M06S</meta:editing-duration>
    <dc:creator>knut vidar olsen</dc:creator>
    <meta:document-statistic meta:table-count="0" meta:image-count="0" meta:object-count="0" meta:page-count="1" meta:paragraph-count="15" meta:word-count="217" meta:character-count="1400"/>
    <meta:user-defined meta:name="Info 1"/>
    <meta:user-defined meta:name="Info 2"/>
    <meta:user-defined meta:name="Info 3"/>
    <meta:user-defined meta:name="Info 4"/>
  </office:meta>
</office:document-meta>
</file>